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6-tra-90k-5000res-2folds-1e-06ridge-50w2vdim-&lt;start&gt;-09-09_16:5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1271148692359" calcext:value-type="float">
            <text:p>0.5212711487</text:p>
          </table:table-cell>
          <table:table-cell office:value-type="float" office:value="0.000558086332157981" calcext:value-type="float">
            <text:p>0.0005580863</text:p>
          </table:table-cell>
          <table:table-cell office:value-type="float" office:value="0.12182707643234" calcext:value-type="float">
            <text:p>0.1218270764</text:p>
          </table:table-cell>
          <table:table-cell office:value-type="float" office:value="0.000332781253833875" calcext:value-type="float">
            <text:p>0.0003327813</text:p>
          </table:table-cell>
          <table:table-cell office:value-type="float" office:value="0.543246227456754" calcext:value-type="float">
            <text:p>0.5432462275</text:p>
          </table:table-cell>
          <table:table-cell office:value-type="float" office:value="0.00368052999631951" calcext:value-type="float">
            <text:p>0.00368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8945296367007" calcext:value-type="float">
            <text:p>0.5189452964</text:p>
          </table:table-cell>
          <table:table-cell office:value-type="float" office:value="0.00168028580219398" calcext:value-type="float">
            <text:p>0.0016802858</text:p>
          </table:table-cell>
          <table:table-cell office:value-type="float" office:value="0.120091093117409" calcext:value-type="float">
            <text:p>0.1200910931</text:p>
          </table:table-cell>
          <table:table-cell office:value-type="float" office:value="0.00247668997668998" calcext:value-type="float">
            <text:p>0.00247669</text:p>
          </table:table-cell>
          <table:table-cell office:value-type="float" office:value="0.546558704453441" calcext:value-type="float">
            <text:p>0.5465587045</text:p>
          </table:table-cell>
          <table:table-cell office:value-type="float" office:value="0.00993743099006256" calcext:value-type="float">
            <text:p>0.009937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2088478538767" calcext:value-type="float">
            <text:p>0.5220884785</text:p>
          </table:table-cell>
          <table:table-cell office:value-type="float" office:value="0.00235423465916157" calcext:value-type="float">
            <text:p>0.0023542347</text:p>
          </table:table-cell>
          <table:table-cell office:value-type="float" office:value="0.124001656238498" calcext:value-type="float">
            <text:p>0.1240016562</text:p>
          </table:table-cell>
          <table:table-cell office:value-type="float" office:value="0.00449178014967489" calcext:value-type="float">
            <text:p>0.0044917801</text:p>
          </table:table-cell>
          <table:table-cell office:value-type="float" office:value="0.555944055944056" calcext:value-type="float">
            <text:p>0.5559440559</text:p>
          </table:table-cell>
          <table:table-cell office:value-type="float" office:value="0.0101214574898786" calcext:value-type="float">
            <text:p>0.0101214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0067493254171" calcext:value-type="float">
            <text:p>0.5200674933</text:p>
          </table:table-cell>
          <table:table-cell office:value-type="float" office:value="0.00153935555553608" calcext:value-type="float">
            <text:p>0.0015393556</text:p>
          </table:table-cell>
          <table:table-cell office:value-type="float" office:value="0.119776714513557" calcext:value-type="float">
            <text:p>0.1197767145</text:p>
          </table:table-cell>
          <table:table-cell office:value-type="float" office:value="0.00243528401423138" calcext:value-type="float">
            <text:p>0.002435284</text:p>
          </table:table-cell>
          <table:table-cell office:value-type="float" office:value="0.544718439455282" calcext:value-type="float">
            <text:p>0.5447184395</text:p>
          </table:table-cell>
          <table:table-cell office:value-type="float" office:value="0.00478468899521534" calcext:value-type="float">
            <text:p>0.004784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0807411171554" calcext:value-type="float">
            <text:p>0.5208074112</text:p>
          </table:table-cell>
          <table:table-cell office:value-type="float" office:value="0.000506770047817684" calcext:value-type="float">
            <text:p>0.00050677</text:p>
          </table:table-cell>
          <table:table-cell office:value-type="float" office:value="0.123604465709729" calcext:value-type="float">
            <text:p>0.1236044657</text:p>
          </table:table-cell>
          <table:table-cell office:value-type="float" office:value="0.00019936204146731" calcext:value-type="float">
            <text:p>0.000199362</text:p>
          </table:table-cell>
          <table:table-cell office:value-type="float" office:value="0.551711446448288" calcext:value-type="float">
            <text:p>0.5517114464</text:p>
          </table:table-cell>
          <table:table-cell office:value-type="float" office:value="0.000736105999263881" calcext:value-type="float">
            <text:p>0.000736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520635965604771" calcext:value-type="float">
            <text:p>0.5206359656</text:p>
          </table:table-cell>
          <table:table-cell/>
          <table:table-cell table:formula="of:=AVERAGE([.D2:.D6])" office:value-type="float" office:value="0.121860201202306" calcext:value-type="float">
            <text:p>0.1218602012</text:p>
          </table:table-cell>
          <table:table-cell/>
          <table:table-cell table:formula="of:=AVERAGE([.F2:.F6])" office:value-type="float" office:value="0.548435774751564" calcext:value-type="float">
            <text:p>0.5484357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119626170270906" calcext:value-type="float">
            <text:p>0.0011962617</text:p>
          </table:table-cell>
          <table:table-cell/>
          <table:table-cell table:formula="of:=STDEV([.D2:.D6])" office:value-type="float" office:value="0.00194293886886067" calcext:value-type="float">
            <text:p>0.0019429389</text:p>
          </table:table-cell>
          <table:table-cell/>
          <table:table-cell table:formula="of:=STDEV([.F2:.F6])" office:value-type="float" office:value="0.00527678138793919" calcext:value-type="float">
            <text:p>0.00527678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9T23:01:13.532881517</dc:date>
    <dc:creator>Surender Kumar</dc:creator>
    <meta:editing-duration>PT10M9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